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list-style-name="L1">
      <style:paragraph-properties fo:text-align="start" style:justify-single-word="false"/>
      <style:text-properties fo:font-weight="normal" style:font-weight-asian="normal" style:font-weight-complex="normal"/>
    </style:style>
    <style:style style:name="P4" style:family="paragraph" style:parent-style-name="Standard" style:list-style-name="L5">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list-style-name="L2">
      <style:paragraph-properties fo:text-align="justify" style:justify-single-word="false"/>
      <style:text-properties fo:font-weight="normal" style:font-weight-asian="normal" style:font-weight-complex="normal"/>
    </style:style>
    <style:style style:name="P8" style:family="paragraph" style:parent-style-name="Standard" style:list-style-name="L1">
      <style:paragraph-properties fo:text-align="justify" style:justify-single-word="false"/>
      <style:text-properties fo:font-weight="normal" style:font-weight-asian="normal" style:font-weight-complex="normal"/>
    </style:style>
    <style:style style:name="P9" style:family="paragraph" style:parent-style-name="Standard" style:list-style-name="L4">
      <style:paragraph-properties fo:text-align="justify" style:justify-single-word="false"/>
      <style:text-properties fo:font-weight="normal" style:font-weight-asian="normal" style:font-weight-complex="normal"/>
    </style:style>
    <style:style style:name="P10" style:family="paragraph" style:parent-style-name="Standard" style:list-style-name="L3">
      <style:paragraph-properties fo:text-align="start" style:justify-single-word="false"/>
    </style:style>
    <style:style style:name="P11" style:family="paragraph" style:parent-style-name="Standard" style:list-style-name="L4">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list-style-name="L5">
      <style:paragraph-properties fo:text-align="start"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Standard" style:list-style-name="L4">
      <style:paragraph-properties fo:text-align="justify" style:justify-single-word="false"/>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list-style-name="">
      <style:paragraph-properties fo:margin-left="0cm" fo:margin-right="0cm" fo:text-align="start" style:justify-single-word="false" fo:text-indent="0cm" style:auto-text-indent="false" style:text-autospace="none"/>
    </style:style>
    <style:style style:name="P16" style:family="paragraph" style:parent-style-name="Preformatted_20_Text" style:list-style-name="L4">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T1" style:family="text">
      <style:text-properties fo:font-weight="normal" style:font-weight-asian="normal" style:font-weight-complex="normal"/>
    </style:style>
    <style:style style:name="T2" style:family="text">
      <style:text-properties fo:color="#008080"/>
    </style:style>
    <style:style style:name="T3" style:family="text">
      <style:text-properties fo:color="#008080" style:font-name="Courier New" fo:font-size="10pt" style:font-name-asian="Courier New" style:font-size-asian="10pt" style:font-name-complex="Courier New" style:font-size-complex="10pt"/>
    </style:style>
    <style:style style:name="T4" style:family="text">
      <style:text-properties fo:color="#3f7f7f"/>
    </style:style>
    <style:style style:name="T5" style:family="text">
      <style:text-properties fo:color="#3f7f7f" style:font-name="Courier New" fo:font-size="10pt" style:font-name-asian="Courier New" style:font-size-asian="10pt" style:font-name-complex="Courier New" style:font-size-complex="10pt"/>
    </style:style>
    <style:style style:name="T6" style:family="text">
      <style:text-properties fo:color="#7f007f"/>
    </style:style>
    <style:style style:name="T7" style:family="text">
      <style:text-properties fo:color="#7f007f" style:font-name="Courier New" fo:font-size="10pt" style:font-name-asian="Courier New" style:font-size-asian="10pt" style:font-name-complex="Courier New" style:font-size-complex="10pt"/>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2a00ff" fo:font-style="italic" style:font-style-asian="italic" style:font-style-complex="italic"/>
    </style:style>
    <style:style style:name="T11"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12" style:family="text">
      <style:text-properties style:font-name="Courier New" fo:font-size="10pt" style:font-name-asian="Courier New" style:font-size-asian="10pt" style:font-name-complex="Courier New" style:font-size-complex="10pt"/>
    </style:style>
    <style:style style:name="T13" style:family="text">
      <style:text-properties fo:color="#000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os para la realización de la prueba de Android para BQ</text:p>
      <text:p text:style-name="P1">Autor: Álvaro Ramírez</text:p>
      <text:p text:style-name="P1"/>
      <text:p text:style-name="P5">(NOTA: Documento en proceso de elaboración...)</text:p>
      <text:p text:style-name="P5"/>
      <text:p text:style-name="P6">El presente documento describe el conjunto de pasos seguidos para la realización y subida al repositorio GitHub de la prueba de Android. No trataremos detalles de eficiencia del código de software, sino que se indicarán brevemente los pasos con claridad, junto con una explicación en algunos casos. También comentaremos el procedimiento seguido para la instalación del software necesario para la programación, y algunos detalles varios.</text:p>
      <text:p text:style-name="P6"/>
      <text:p text:style-name="P6">La App se compone básicamente de ficheros java y XML. Dado que nos piden centrarnos sólo en la funcionalidad por encima de la interfaz gráfica, los ficheros XML (qué definen el aspecto de cada pantalla) no han sido especialmente trabajados. Comentaremos además los cambios necesarios a realizar en el fichero especial AndroidManifest.xml para incluir algunos permisos y realizar otros cambios.</text:p>
      <text:p text:style-name="P6"/>
      <text:p text:style-name="P6">Pese a que el lenguaje utilizado en este escrito no será muy técnico, hemos supuesto que está dirigido a personas con conocimientos, por lo que no se explicarán detalles básicos.</text:p>
      <text:p text:style-name="P6"/>
      <text:p text:style-name="P6">Se exponen a continuación los pasos previos al desarrollo de la App:</text:p>
      <text:p text:style-name="P6"/>
      <text:list xml:id="list5437533454636676122" text:style-name="L3">
        <text:list-item>
          <text:p text:style-name="P10"><text:span text:style-name="T1">Instalación de Eclipse, Android ADT plugin y Egit. Éste último para subir mediante git nuestros ficheros al repositorio creado (punto 2).</text:span></text:p>
        </text:list-item>
      </text:list>
      <text:p text:style-name="P2"/>
      <text:list xml:id="list36689029" text:continue-numbering="true" text:style-name="L3">
        <text:list-item>
          <text:p text:style-name="P10"><text:span text:style-name="T1">Creación de cuenta de usuario “bq-Alvaro-Ramirez” y del repositorio “bq_Caso_Android_Alvaro_Ramirez” en GitHub.</text:span></text:p>
        </text:list-item>
      </text:list>
      <text:p text:style-name="P2"/>
      <text:list xml:id="list36681655" text:continue-numbering="true" text:style-name="L3">
        <text:list-item>
          <text:p text:style-name="P10"><text:span text:style-name="T1">Integración y configuración de GitHub en Eclipse. </text:span></text:p>
          <text:p text:style-name="P10"><text:span text:style-name="T1"/></text:p>
        </text:list-item>
        <text:list-item>
          <text:p text:style-name="P10"><text:span text:style-name="T1">Incluir las librerías de DropBox en nuestro proyecto de Eclipse para poder usar su API. Este paso no es previo al desarrollo, pero conviene aclararlo en este momento.</text:span></text:p>
        </text:list-item>
      </text:list>
      <text:p text:style-name="P2"/>
      <text:p text:style-name="P6">Una vez tenemos todo lo anterior preparado, el siguiente paso tras estudiar bien lo que piden, es un diseño rápido de lo que vamos a programar. En principio nuestra App incluye dos pantallas (Activities): </text:p>
      <text:p text:style-name="P6"/>
      <text:list xml:id="list9084066093694986752" text:style-name="L2">
        <text:list-item>
          <text:p text:style-name="P7">La inicial de Login, que será con la que arrancará la App, y será la típica pantalla de Login con entrada de datos para Usuario y Password, y dos botones de Cancelar, y Entrar para recoger esos datos y enviarlos a DropBox (hablaremos de esto más adelante). En este caso concreto, como no vamos a dedicar nuestro tiempo a conseguir una excepcional interfaz, obviaremos el uso de otros programas como Fluid, que nos ayudarían a realizar bocetos del diseño gráfico.</text:p>
        </text:list-item>
      </text:list>
      <text:p text:style-name="P6"/>
      <text:list xml:id="list1289346860898925834" text:style-name="L1">
        <text:list-item>
          <text:p text:style-name="P8">La pantalla que muestra los resultados, es decir, la lista de libros de nuestra 'biblioteca' de Dropbox. Para esta pantalla, hemos considerado que la mejor opción es usar una Lista (ListActivity), cuyos elementos serán un icono genérico y el título del libro. Supondremos que los ficheros de extensón .epub tienen nombres con el siguiente formato “Nombre libro.epub” por lo que para procesar el título de cada libro, sólo tendremos que cortar del nombre del fichero la extensión y el punto ”.”.</text:p>
          <text:p text:style-name="P3"/>
        </text:list-item>
      </text:list>
      <text:p text:style-name="P2">Antes de explicar con más detalle lo que hace cada Activity, explicaremos los cambios realizados en <text:soft-page-break/>el fichero AndroidManifest:</text:p>
      <text:list xml:id="list9188680494158993000" text:style-name="L5">
        <text:list-item>
          <text:p text:style-name="P4">Incluir en la pantalla de Login la apariencia de diálogo:</text:p>
          <text:p text:style-name="P12"><text:span text:style-name="T6">android:theme</text:span><text:span text:style-name="T8">=</text:span><text:span text:style-name="T10">"@android:style/Theme.Dialog"</text:span></text:p>
        </text:list-item>
      </text:list>
      <text:p text:style-name="P2"/>
      <text:p text:style-name="P2"/>
      <text:list xml:id="list1113636405825544510" text:style-name="L4">
        <text:list-item>
          <text:p text:style-name="P9">Añadir permisos de internet, dado que necesitaremos conectarnos a DropBox para consultar su API y descargar/consultar datos. Para ello incluimos las líneas: </text:p>
          <text:p text:style-name="P11"><text:span text:style-name="T2">&lt;</text:span><text:span text:style-name="T4">uses-permission</text:span> <text:span text:style-name="T6">android:name</text:span><text:span text:style-name="T8">=</text:span><text:span text:style-name="T10">"android.permission.INTERNET"</text:span> <text:span text:style-name="T2">/&gt;</text:span></text:p>
          <text:p text:style-name="P16"><text:span text:style-name="T2">&lt;uses-permission </text:span><text:span text:style-name="T6">android:name</text:span><text:span text:style-name="T2">=</text:span><text:span text:style-name="T13">"android.permission.ACCESS_NETWORK_STATE"</text:span><text:span text:style-name="T2"> /&gt;</text:span></text:p>
          <text:p text:style-name="P11"><text:span text:style-name="T2"/></text:p>
          <text:p text:style-name="P9"/>
        </text:list-item>
        <text:list-item>
          <text:p text:style-name="P13"><text:span text:style-name="T1">Usarémos las versión 8. Por lo que incluiremos </text:span></text:p>
          <text:p text:style-name="P13"><text:span text:style-name="T3">&lt;</text:span><text:span text:style-name="T5">uses-sdk</text:span></text:p>
        </text:list-item>
      </text:list>
      <text:p text:style-name="P14"><text:s text:c="8"/><text:span text:style-name="T6">android:minSdkVersion</text:span><text:span text:style-name="T8">=</text:span><text:span text:style-name="T10">"8"</text:span></text:p>
      <text:p text:style-name="P15"><text:span text:style-name="T12"><text:s text:c="8"/></text:span><text:span text:style-name="T7">android:targetSdkVersion</text:span><text:span text:style-name="T9">=</text:span><text:span text:style-name="T11">"8"</text:span><text:span text:style-name="T12"> </text:span><text:span text:style-name="T3">/&gt;</text:span></text:p>
      <text:p text:style-name="P15"><text:span text:style-name="T3"/></text:p>
      <text:p text:style-name="P6"/>
      <text:p text:style-name="P6">A continuación explicamos el funcionamiento de cada una de las dos pantallas de nuestra App. </text:p>
      <text:p text:style-name="P6">La pantalla de Login</text:p>
      <text:p text:style-name="P6"/>
      <text:p text:style-name="P6">….......aqui hablar de la Api de Dropbox. Posibles mocks, …...</text:p>
      <text:p text:style-name="P6"/>
      <text:p text:style-name="P6">La pantalla que lista los libros</text:p>
      <text:p text:style-name="P2"/>
      <text:p text:style-name="P2">….....................hablar de la lista, y del menú desplegable para orde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i </meta:initial-creator>
    <meta:creation-date>2014-01-11T12:53:29.14</meta:creation-date>
    <dc:date>2014-01-11T16:52:37.15</dc:date>
    <dc:creator>Nati </dc:creator>
    <meta:editing-duration>PT3H9M23S</meta:editing-duration>
    <meta:editing-cycles>20</meta:editing-cycles>
    <meta:generator>OpenOffice/4.0.1$Win32 OpenOffice.org_project/401m5$Build-9714</meta:generator>
    <meta:document-statistic meta:table-count="0" meta:image-count="0" meta:object-count="0" meta:page-count="2" meta:paragraph-count="29" meta:word-count="580" meta:character-count="3782"/>
  </office:meta>
</office:document-meta>
</file>